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e_20_de_20_saisie"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comiteapre_datecomite"/>
      </text:user-field-decls>
      <text:section text:style-name="Sect1" text:name="emploi">
        <text:p text:style-name="P22"/>
        <text:p text:style-name="P20"/>
        <text:p text:style-name="P2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7"><text:user-field-get text:name="adresse_numvoie"/> <text:s text:c="2"/><text:user-field-get text:name="adresse_libtypevoie"/> <text:s/><text:user-field-get text:name="adresse_nomvoie"/></text:p>
              <text:p text:style-name="P7"><text:hidden-paragraph text:condition="ooow:adresse_complideadr==&quot;&quot;" text:is-hidden="true"/><text:user-field-get text:name="adresse_complideadr"/></text:p>
              <text:p text:style-name="P6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span text:style-name="T7"><text:user-field-get text:name="user_prenom">user_prenom</text:user-field-get></text:span> <text:bookmark-start text:name="Texte7"/><text:span text:style-name="T7"><text:user-field-get text:name="user_nom">user_nom</text:user-field-get></text:span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8"/>
        <text:p text:style-name="P16">recoursbeneficiaire</text:p>
        <text:p text:style-name="P15"/>
        <text:p text:style-name="P15"><text:user-field-get text:name="personne_qual"/>,</text:p>
        <text:p text:style-name="P10"/>
        <text:p text:style-name="P11"/>
        <text:p text:style-name="P18"/>
        <text:p text:style-name="P19"><text:tab/><text:tab/><text:tab/><text:tab/><text:tab/><text:tab/><text:tab/>Pour le Président du Conseil général</text:p>
        <text:p text:style-name="P19"><text:tab/><text:tab/><text:tab/><text:tab/><text:tab/><text:tab/><text:tab/>Et par délégation</text:p>
        <text:p text:style-name="P19"/>
        <text:p text:style-name="P17"><text:tab/><text:tab/><text:tab/><text:tab/><text:tab/><text:tab/><text:tab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7:13.26</dc:date>
    <dc:creator>Julien Mille</dc:creator>
    <meta:editing-duration>PT00H31M08S</meta:editing-duration>
    <meta:editing-cycles>17</meta:editing-cycles>
    <meta:generator>OpenOffice.org/3.2$Win32 OpenOffice.org_project/320m12$Build-9483</meta:generator>
    <meta:printed-by>jm jm</meta:printed-by>
    <meta:print-date>2011-08-18T14:39:11.14</meta:print-date>
    <meta:document-statistic meta:table-count="1" meta:image-count="0" meta:object-count="0" meta:page-count="1" meta:paragraph-count="17" meta:word-count="58" meta:character-count="409"/>
  </office:meta>
</office:document-meta>
</file>